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9cm" style:rel-column-width="11912*"/>
    </style:style>
    <style:style style:name="Table1.B" style:family="table-column">
      <style:table-column-properties style:column-width="4.112cm" style:rel-column-width="15849*"/>
    </style:style>
    <style:style style:name="Table1.C" style:family="table-column">
      <style:table-column-properties style:column-width="3.304cm" style:rel-column-width="12735*"/>
    </style:style>
    <style:style style:name="Table1.D" style:family="table-column">
      <style:table-column-properties style:column-width="3.388cm" style:rel-column-width="13062*"/>
    </style:style>
    <style:style style:name="Table1.E" style:family="table-column">
      <style:table-column-properties style:column-width="3.106cm" style:rel-column-width="1197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</style:style>
    <style:style style:name="P2" style:family="paragraph" style:parent-style-name="Text_20_body">
      <style:paragraph-properties fo:margin-top="0cm" fo:margin-bottom="0.146cm" style:contextual-spacing="false" fo:text-align="start" style:justify-single-word="false"/>
      <style:text-properties officeooo:paragraph-rsid="00f6b8ec"/>
    </style:style>
    <style:style style:name="P3" style:family="paragraph" style:parent-style-name="Table_20_Contents">
      <style:paragraph-properties fo:text-align="start" style:justify-single-word="false"/>
      <style:text-properties officeooo:rsid="01211e66" officeooo:paragraph-rsid="01211e66"/>
    </style:style>
    <style:style style:name="P4" style:family="paragraph" style:parent-style-name="Table_20_Contents">
      <style:paragraph-properties fo:text-align="start" style:justify-single-word="false"/>
      <style:text-properties officeooo:rsid="012709fc" officeooo:paragraph-rsid="012709fc"/>
    </style:style>
    <style:style style:name="P5" style:family="paragraph" style:parent-style-name="Table_20_Contents">
      <style:paragraph-properties fo:text-align="center" style:justify-single-word="false"/>
      <style:text-properties officeooo:rsid="012709fc" officeooo:paragraph-rsid="012709fc"/>
    </style:style>
    <style:style style:name="P6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rlito" fo:font-size="16pt" fo:font-weight="bold" officeooo:rsid="00d4ee98" officeooo:paragraph-rsid="01210257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arlito" fo:font-size="10pt" fo:font-weight="bold" officeooo:paragraph-rsid="00db63f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00%" fo:text-align="end" style:justify-single-word="false"/>
      <style:text-properties style:font-name="Carlito" fo:font-size="10pt" officeooo:paragraph-rsid="011f727c" style:font-size-asian="10pt" style:font-size-complex="10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Carlito" officeooo:rsid="00db63f7" officeooo:paragraph-rsid="00db63f7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Helvetica" fo:font-size="12pt" officeooo:paragraph-rsid="00b480ac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Helvetica" fo:font-size="12pt" officeooo:paragraph-rsid="00b480ac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Helvetica" fo:font-size="12pt" officeooo:rsid="00509f98" officeooo:paragraph-rsid="00b480ac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Helvetica" fo:font-size="12pt" officeooo:rsid="014ba6c8" officeooo:paragraph-rsid="014ba6c8" style:font-size-asian="12pt" style:font-size-complex="12pt"/>
    </style:style>
    <style:style style:name="P14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f6b8ec"/>
    </style:style>
    <style:style style:name="P15" style:family="paragraph" style:parent-style-name="Table_20_Contents">
      <style:paragraph-properties fo:text-align="center" style:justify-single-word="false"/>
      <style:text-properties officeooo:paragraph-rsid="01488c5a"/>
    </style:style>
    <style:style style:name="P16" style:family="paragraph" style:parent-style-name="Text_20_body">
      <style:paragraph-properties fo:line-height="100%"/>
      <style:text-properties fo:font-size="12pt" officeooo:paragraph-rsid="00db63f7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09f98" style:font-weight-asian="normal" style:font-weight-complex="normal"/>
    </style:style>
    <style:style style:name="T3" style:family="text">
      <style:text-properties style:font-name="Carlito"/>
    </style:style>
    <style:style style:name="T4" style:family="text">
      <style:text-properties style:font-name="Carlito" fo:font-weight="bold" officeooo:rsid="00f9fbc8" style:font-weight-asian="bold" style:font-weight-complex="bold"/>
    </style:style>
    <style:style style:name="T5" style:family="text">
      <style:text-properties style:font-name="Carlito" officeooo:rsid="00509f98"/>
    </style:style>
    <style:style style:name="T6" style:family="text">
      <style:text-properties style:font-name="Carlito" fo:font-weight="normal" style:font-weight-asian="normal" style:font-weight-complex="normal"/>
    </style:style>
    <style:style style:name="T7" style:family="text">
      <style:text-properties style:font-name="Carlito" fo:font-weight="normal" officeooo:rsid="00509f98" style:font-weight-asian="normal" style:font-weight-complex="normal"/>
    </style:style>
    <style:style style:name="T8" style:family="text">
      <style:text-properties style:font-name="Carlito" officeooo:rsid="014cb176"/>
    </style:style>
    <style:style style:name="T9" style:family="text">
      <style:text-properties officeooo:rsid="01210257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rsid="012709fc" style:letter-kerning="true" style:font-size-asian="10pt" style:font-style-asian="normal" style:font-weight-asian="normal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J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661*" fo:start-indent="0cm" fo:end-indent="0.249cm"/>
          <style:column style:rel-width="2977*" fo:start-indent="0.249cm" fo:end-indent="0cm"/>
        </style:columns>
        <style:background-image/>
      </style:section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header section">
        <text:p text:style-name="P6"><text:span text:style-name="T9">CheckIn - </text:span><text:span text:style-name="T9"><text:conditional-text text:condition="ooow:True" text:string-value-if-true="check.park_name" text:string-value-if-false="">check.park_name</text:conditional-text></text:span></text:p>
        <text:p text:style-name="P16"><text:span text:style-name="T7">ÉTABLISSEMENT:</text:span><text:span text:style-name="T4"> </text:span><text:span text:style-name="T6"><text:conditional-text text:condition="ooow:True" text:string-value-if-true="check.facility_name" text:string-value-if-false="">check.facility_name</text:conditional-text></text:span></text:p>
        <text:p text:style-name="P10"><text:span text:style-name="T2">BÂTIMENT</text:span><text:span text:style-name="T7">:</text:span><text:span text:style-name="T5"> </text:span><text:span text:style-name="T5"><text:conditional-text text:condition="ooow:True" text:string-value-if-true="check.building_name" text:string-value-if-false="">check.building_name</text:conditional-text></text:span></text:p>
        <text:p text:style-name="P12"><text:span text:style-name="T1">APPPARTEMENT</text:span><text:span text:style-name="T6">:</text:span><text:span text:style-name="T3"> </text:span><text:span text:style-name="T3"><text:conditional-text text:condition="ooow:True" text:string-value-if-true="check.estate_name" text:string-value-if-false="">check.estate_name</text:conditional-text></text:span></text:p>
        <text:p text:style-name="P11"><text:span text:style-name="T2">DATE</text:span><text:span text:style-name="T7">:</text:span><text:span text:style-name="T5"> </text:span><text:span text:style-name="T5"><text:conditional-text text:condition="ooow:True" text:string-value-if-true="check.date" text:string-value-if-false="">check.date</text:conditional-text></text:span></text:p>
        <text:p text:style-name="P13"><text:span text:style-name="T8">find </text:span><text:span text:style-name="T5">{</text:span><text:span text:style-name="T3">{ value }}</text:span></text:p>
        <text:p text:style-name="P11"><text:span text:style-name="T5"/></text:p>
        <text:p text:style-name="P8"><office:annotation office:name="__Annotation__99_354873933" loext:resolved="false"><dc:creator>Unknown Author</dc:creator><dc:date>2023-08-08T09:07:00.628370506</dc:date><text:p text:style-name="P17"><text:span text:style-name="T12">do text if check.facility_logo</text:span></text:p></office:annotation><text:conditional-text text:condition="ooow:True" text:string-value-if-true=":image(at=check.facility_logo, maxWidth=3)" text:string-value-if-false="">:image(at=check.facility_logo, maxWidth=3)</text:conditional-text><office:annotation-end office:name="__Annotation__99_354873933"/></text:p>
        <text:p text:style-name="P9"/>
        <text:p text:style-name="P9"/>
        <text:p text:style-name="P7"/>
      </text:section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<office:annotation office:name="__Annotation__329_1555602016" loext:resolved="false"><dc:creator>Unknown Author</dc:creator><dc:date>2023-08-07T11:54:49.243123308</dc:date><text:p text:style-name="P17"><text:span text:style-name="T12">do table if checklists</text:span></text:p></office:annotation>Pièce</text:p>
          </table:table-cell>
          <table:table-cell table:style-name="Table1.A1" office:value-type="string">
            <text:p text:style-name="P3">Fournitures</text:p>
          </table:table-cell>
          <table:table-cell table:style-name="Table1.A1" office:value-type="string">
            <text:p text:style-name="P3">Quantité initiale</text:p>
          </table:table-cell>
          <table:table-cell table:style-name="Table1.A1" office:value-type="string">
            <text:p text:style-name="P3">Quantité disponible</text:p>
          </table:table-cell>
          <table:table-cell table:style-name="Table1.E1" office:value-type="string">
            <text:p text:style-name="P3">Observations</text:p>
          </table:table-cell>
        </table:table-row>
        <table:table-row>
          <table:table-cell table:style-name="Table1.A2" office:value-type="string">
            <text:p text:style-name="P1"><text:span text:style-name="T10"><text:conditional-text text:condition="ooow:True" text:string-value-if-true="checklist.room" text:string-value-if-false="">checklist.room</text:conditional-text></text:span><text:span text:style-name="T11"><office:annotation office:name="__Annotation__330_1555602016" loext:resolved="false"><dc:creator>Unknown Author</dc:creator><dc:date>2023-08-07T11:55:13.215835367</dc:date><text:p text:style-name="P17"><text:span text:style-name="T12">do row for checklist in checklists</text:span></text:p></office:annotation></text:span></text:p>
          </table:table-cell>
          <table:table-cell table:style-name="Table1.A2" office:value-type="string">
            <text:p text:style-name="P4"><text:conditional-text text:condition="ooow:True" text:string-value-if-true="checklist.item" text:string-value-if-false="">checklist.item</text:conditional-text></text:p>
          </table:table-cell>
          <table:table-cell table:style-name="Table1.A2" office:value-type="string">
            <text:p text:style-name="P5"><text:conditional-text text:condition="ooow:True" text:string-value-if-true="checklist.initial_quantity" text:string-value-if-false="">checklist.initial_quantity</text:conditional-text></text:p>
          </table:table-cell>
          <table:table-cell table:style-name="Table1.A2" office:value-type="string">
            <text:p text:style-name="P5"><text:conditional-text text:condition="ooow:True" text:string-value-if-true="checklist.actual_quantity" text:string-value-if-false="">checklist.actual_quantity</text:conditional-text></text:p>
          </table:table-cell>
          <table:table-cell table:style-name="Table1.E2" office:value-type="string">
            <text:p text:style-name="P15"><office:annotation-end office:name="__Annotation__329_1555602016"/><office:annotation-end office:name="__Annotation__330_1555602016"/><text:conditional-text text:condition="ooow:True" text:string-value-if-true="checklist.observation" text:string-value-if-false="">checklist.observation</text:conditional-tex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J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J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Envelope" style:page-layout-name="Mpm2" draw:style-name="Mdp1"/>
    <style:master-page style:name="HTML" style:page-layout-name="Mpm3" draw:style-name="Mdp1"/>
    <style:master-page style:name="Index" style:page-layout-name="Mpm1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17:26.473352062</meta:creation-date>
    <dc:date>2024-06-19T15:28:55.574421918</dc:date>
    <meta:editing-duration>P2DT23H2M30S</meta:editing-duration>
    <meta:editing-cycles>282</meta:editing-cycles>
    <meta:generator>odfdo 3.7.11</meta:generator>
    <meta:document-statistic meta:table-count="1" meta:image-count="0" meta:object-count="0" meta:page-count="1" meta:paragraph-count="17" meta:word-count="29" meta:character-count="357" meta:non-whitespace-character-count="345"/>
  </office:meta>
</office:document-meta>
</file>